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5-09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5-06-0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5-03-0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4-10-1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4-08-1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4-05-0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4-05-0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4-02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3-12-1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3-09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3-06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3-03-0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2-11-0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2-03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1-08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1-03-1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0-09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20-02-1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9-09-1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9-03-2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8-06-0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7-12-0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7-08-0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7-05-08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7-03-0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6-11-1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6-07-2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6-05-05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6-01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5-07-0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5-04-1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5-01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4-10-0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4-07-2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4-05-07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4-02-2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3-11-0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3-07-15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3-04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3-02-0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2-10-2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2-08-1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2-05-0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2-02-0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1-10-18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1-07-07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1-04-1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1-01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0-10-1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0-08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0-07-0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0-04-0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10-01-1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9-10-2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9-07-14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9-04-15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9-01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8-10-2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8-07-21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8-04-08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8-02-0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7-11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7-07-30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7-05-16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7-01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6-11-1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6-07-10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6-04-27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5-06-2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2</text:p>
          </table:table-cell>
          <table:table-cell office:value-type="string" calcext:value-type="string">
            <text:p>60B <text:s/>4 SOW 090B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0" meta:object-count="0"/>
    <meta:user-defined meta:name="AppVersion">3.0</meta:user-defined>
  </office:meta>
</office:document-meta>
</file>